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=</text:span></text:p>
      <text:p text:style-name="P1"><text:span text:style-name="T1"><text:tab/><text:tab/><text:tab/>Constructors in Python</text:span></text:p>
      <text:p text:style-name="P1"><text:span text:style-name="T1"><text:tab/><text:tab/>==========================================</text:span></text:p>
      <text:p text:style-name="P1"><text:span text:style-name="T1">=&gt;The purpose of Constructors in Python is that "To Initlize the object ".</text:span></text:p>
      <text:p text:style-name="P1"><text:span text:style-name="T1">=&gt;Initlizing the object is nothing but placing our own values in the object without leaving </text:span></text:p>
      <text:p text:style-name="P1"><text:span text:style-name="T1"><text:s text:c="4"/>an <text:s/>object empty.</text:span></text:p>
      <text:p text:style-name="P1"><text:span text:style-name="T1">-------------------------------------------------------------------------------------------------------------------------------------</text:span></text:p>
      <text:p text:style-name="P1"><text:span text:style-name="T1">=&gt;Definition of Constructor:</text:span></text:p>
      <text:p text:style-name="P1"><text:span text:style-name="T1">-------------------------------------------------------------------------------------------------------------------------------------</text:span></text:p>
      <text:p text:style-name="P1"><text:span text:style-name="T1">=&gt;A Constructor is a special Method which is automatically or implicitly called by PVM during object creation <text:s/>and whose purpose is to initlize the object without leaving an object empty.</text:span></text:p>
      <text:p text:style-name="P1"><text:span text:style-name="T1">-------------------------------------------------------------------------------------------------------------------------------------</text:span></text:p>
      <text:p text:style-name="P1"><text:span text:style-name="T1">Syntax for Defining Constructor:</text:span></text:p>
      <text:p text:style-name="P1"><text:span text:style-name="T1">----------------------------------------------------</text:span></text:p>
      <text:p text:style-name="P1"><text:span text:style-name="T1"><text:tab/>def <text:s text:c="3"/>__init__(self, list of formal params if any):</text:span></text:p>
      <text:p text:style-name="P1"><text:span text:style-name="T1"><text:tab/> <text:s text:c="9"/>----------------------------------------</text:span></text:p>
      <text:p text:style-name="P1"><text:span text:style-name="T1"><text:tab/><text:tab/> <text:s/>Block of Statements--Initlization</text:span></text:p>
      <text:p text:style-name="P1"><text:span text:style-name="T1"><text:tab/><text:tab/> <text:s/>------------------------------------------</text:span></text:p>
      <text:p text:style-name="P2"/>
      <text:p text:style-name="P1"><text:span text:style-name="T1">-------------------------------------------------------------------------------------------------------------------------------------</text:span></text:p>
      <text:p text:style-name="P1"><text:span text:style-name="T1">Rules or Properties of <text:s/>Constructor:</text:span></text:p>
      <text:p text:style-name="P1"><text:span text:style-name="T1">---------------------------------------------------------------------------------------------------------</text:span></text:p>
      <text:p text:style-name="P1"><text:span text:style-name="T1">1.The Name of the constructor is <text:s text:c="2"/>def __init__(self)</text:span></text:p>
      <text:p text:style-name="P1"><text:span text:style-name="T1">2. The Constructors automatically or implicitly called by PVM during object creation</text:span></text:p>
      <text:p text:style-name="P1"><text:span text:style-name="T1">3. Constructors should not return any value ( It can return only None value) </text:span></text:p>
      <text:p text:style-name="P1"><text:span text:style-name="T1">4. Constructors paricipates in Inheritance Process.</text:span></text:p>
      <text:p text:style-name="P1"><text:soft-page-break/><text:span text:style-name="T1">5. Constructors can be Overridden (can re-defined)</text:span></text:p>
      <text:p text:style-name="P1"><text:span text:style-name="T1">---------------------------------------------------------------------------------------------------------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6" meta:word-count="146" meta:character-count="1879" meta:non-whitespace-character-count="1719"/>
    <meta:generator>LibreOfficeDev/6.0.5.2$Linux_X86_64 LibreOffice_project/</meta:generator>
  </office:meta>
</office:document-meta>
</file>